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3d50" officeooo:paragraph-rsid="001a3d50"/>
    </style:style>
    <style:style style:name="T1" style:family="text">
      <style:text-properties officeooo:rsid="001bd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KST v Papke sclad<text:span text:style-name="T1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3T20:03:03.253000000</dc:date>
    <meta:editing-duration>PT5M7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